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a519" officeooo:paragraph-rsid="0014a519" style:language-asian="ja" style:country-asian="JP"/>
    </style:style>
    <style:style style:name="P2" style:family="paragraph" style:parent-style-name="Heading_20_2">
      <style:text-properties officeooo:rsid="0014a519" officeooo:paragraph-rsid="0014a519" style:language-asian="ja" style:country-asian="JP"/>
    </style:style>
    <style:style style:name="P3" style:family="paragraph" style:parent-style-name="Heading_20_3">
      <style:text-properties officeooo:rsid="0014a519" officeooo:paragraph-rsid="0014a519" style:language-asian="ja" style:country-asian="JP"/>
    </style:style>
    <style:style style:name="P4" style:family="paragraph" style:parent-style-name="Heading_20_3">
      <style:text-properties officeooo:paragraph-rsid="0014fd9d"/>
    </style:style>
    <style:style style:name="P5" style:family="paragraph" style:parent-style-name="Standard">
      <style:text-properties officeooo:paragraph-rsid="0014fd9d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rsid="0014a519" officeooo:paragraph-rsid="0014a519" style:language-asian="ja" style:country-asian="JP"/>
    </style:style>
    <style:style style:name="P7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 style:language-asian="ja" style:country-asian="JP"/>
    </style:style>
    <style:style style:name="P8" style:family="paragraph" style:parent-style-name="Text_20_body" style:list-style-name="L1">
      <style:paragraph-properties fo:margin-top="0.0398in" fo:margin-bottom="0.0398in" style:contextual-spacing="false"/>
      <style:text-properties officeooo:rsid="0014fd9d" officeooo:paragraph-rsid="0014fd9d" style:language-asian="ja" style:country-asian="JP"/>
    </style:style>
    <style:style style:name="P9" style:family="paragraph" style:parent-style-name="Text_20_body" style:list-style-name="L3">
      <style:text-properties officeooo:rsid="0015f5b1" officeooo:paragraph-rsid="0015f5b1" style:language-asian="ja" style:country-asian="JP"/>
    </style:style>
    <style:style style:name="P10" style:family="paragraph" style:parent-style-name="Text_20_body" style:list-style-name="L1">
      <style:paragraph-properties fo:margin-top="0.0398in" fo:margin-bottom="0.0398in" style:contextual-spacing="false"/>
      <style:text-properties officeooo:rsid="0014a519" officeooo:paragraph-rsid="0014a519"/>
    </style:style>
    <style:style style:name="P11" style:family="paragraph" style:parent-style-name="Text_20_body">
      <style:text-properties officeooo:rsid="0014a519" officeooo:paragraph-rsid="0014a519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4a519" officeooo:paragraph-rsid="0014a519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14" style:family="paragraph" style:parent-style-name="Text_20_body">
      <style:text-properties fo:font-style="italic" officeooo:rsid="0014a519" officeooo:paragraph-rsid="0014a519" style:language-asian="ja" style:country-asian="JP" style:font-style-asian="italic" style:font-style-complex="italic"/>
    </style:style>
    <style:style style:name="P15" style:family="paragraph" style:parent-style-name="Text_20_body" style:list-style-name="L3">
      <style:paragraph-properties fo:margin-top="0in" fo:margin-bottom="0.0181in" style:contextual-spacing="false"/>
      <style:text-properties fo:font-weight="bold" officeooo:rsid="0015f5b1" officeooo:paragraph-rsid="0015f5b1" style:language-asian="ja" style:country-asian="JP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4a519" style:language-asian="ja" style:country-asian="JP"/>
    </style:style>
    <style:style style:name="T3" style:family="text">
      <style:text-properties officeooo:rsid="0014fd9d" style:language-asian="ja" style:country-asian="JP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language-asian="ja" style:country-asian="JP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style:language-asian="ja" style:country-asian="JP"/>
    </style:style>
    <style:style style:name="T11" style:family="text">
      <style:text-properties style:font-name="Liberation Mono" fo:font-style="normal" style:font-style-asian="normal" style:font-style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ripted item pickups</text:h>
      <text:p text:style-name="P11"><text:span text:style-name="T2">T</text:span><text:span text:style-name="T1">he values are all 32-bit. The value that controls the amount of the item acquired seems to always be 8 bytes after the ID.</text:span></text:p>
      <text:h text:style-name="P2" text:outline-level="2">Locations of some scripted item pickups</text:h>
      <text:list xml:id="list1488438634" text:style-name="L1">
        <text:list-item>
          <text:p text:style-name="P10"><text:span text:style-name="T5">Peregrin Quay</text:span><text:span text:style-name="T1">, Iron nail: s01i01.stb @ </text:span><text:span text:style-name="T10">0x68D28</text:span></text:p>
        </text:list-item>
        <text:list-item>
          <text:p text:style-name="P7"><text:span text:style-name="T4">Trolls’ Maze</text:span>, seed of strength/life: s51.stb @ <text:span text:style-name="T9">0x66BF0</text:span>, <text:span text:style-name="T9">0x66C5C</text:span></text:p>
        </text:list-item>
        <text:list-item>
          <text:p text:style-name="P7"><text:span text:style-name="T4">Marta’s</text:span> <text:span text:style-name="T4">Cottage</text:span>, nook grass: s14.stb @ <text:span text:style-name="T9">0x78074</text:span></text:p>
        </text:list-item>
        <text:list-item>
          <text:p text:style-name="P8"><text:span text:style-name="T4">Red’s</text:span> <text:span text:style-name="T4">Den</text:span>, flail of fury: s05i01.stb @ <text:span text:style-name="T9">0x828D8</text:span></text:p>
        </text:list-item>
        <text:list-item>
          <text:p text:style-name="P8"><text:span text:style-name="T4">Hilltop Hut</text:span>, slime crown: s13i02.stb @ <text:span text:style-name="T9">0x6591C</text:span></text:p>
        </text:list-item>
        <text:list-item>
          <text:p text:style-name="P7">The hidden recipe memos have separate indices for their <text:span text:style-name="T7">icon</text:span>, <text:span text:style-name="T7">name</text:span>, and <text:span text:style-name="T7">item</text:span> <text:span text:style-name="T7">given<text:line-break/></text:span><text:span text:style-name="T6">(will be listed in that order)</text:span></text:p>
          <text:list>
            <text:list-item>
              <text:p text:style-name="P6"><text:span text:style-name="T4">Farebury, </text:span>thief’s key recipe: m01i09 @ <text:span text:style-name="T9">0x52C9C</text:span>, <text:span text:style-name="T9">0x52BD0</text:span>, <text:span text:style-name="T9">0x52BD0</text:span></text:p>
            </text:list-item>
            <text:list-item>
              <text:p text:style-name="P13">Pickham<text:span text:style-name="T13">, Eros’ bow recipe: m04.stb @ </text:span><text:span text:style-name="T11">0x61D74</text:span><text:span text:style-name="T13">, </text:span><text:span text:style-name="T11">0x61E34</text:span><text:span text:style-name="T13">, </text:span><text:span text:style-name="T11">0x61EA0</text:span></text:p>
            </text:list-item>
            <text:list-item>
              <text:p text:style-name="P13">Trodain Castle<text:span text:style-name="T13">, imp knife recipe c01.stb @ </text:span><text:span text:style-name="T11">0x8B2D0</text:span><text:span text:style-name="T13">. </text:span><text:span text:style-name="T11">0x8B390</text:span><text:span text:style-name="T13">. </text:span><text:span text:style-name="T11">0x8B3FC</text:span></text:p>
            </text:list-item>
            <text:list-item>
              <text:p text:style-name="P13">Savella Cathedral<text:span text:style-name="T13">, dragon slayer recipe: x04.stb @ </text:span><text:span text:style-name="T11">0x73240</text:span><text:span text:style-name="T13">, </text:span><text:span text:style-name="T11">0x73300</text:span><text:span text:style-name="T13">, </text:span><text:span text:style-name="T11">0x7336C</text:span></text:p>
            </text:list-item>
          </text:list>
        </text:list-item>
      </text:list>
      <text:h text:style-name="P2" text:outline-level="2">Mini medal prizes</text:h>
      <text:p text:style-name="P12"><text:span text:style-name="T1">Prize IDs seem to start in c04i01 at </text:span><text:span text:style-name="T10">0x59194</text:span><text:span text:style-name="T1">, each located </text:span><text:span text:style-name="T10">0x54</text:span><text:span text:style-name="T1"> bytes apart.<text:line-break/>Prize requirements seem to start at </text:span><text:span text:style-name="T10">0x58BE0</text:span><text:span text:style-name="T1">, located </text:span><text:span text:style-name="T10">0x54</text:span><text:span text:style-name="T1"> bytes apart.</text:span></text:p>
      <text:p text:style-name="P12"/>
      <text:p text:style-name="P14">Note: when I changed the prices one time, Minnie started looping her dialogue indefinitely.</text:p>
      <text:h text:style-name="Heading_20_2" text:outline-level="2">Purchases</text:h>
      <text:list xml:id="list1371412156" text:style-name="L3">
        <text:list-item>
          <text:p text:style-name="P9"><text:span text:style-name="T4">Argonia</text:span>, Yggdrasil leaf (inside): c03i08.stb</text:p>
          <text:list>
            <text:list-item>
              <text:p text:style-name="P15">Item<text:span text:style-name="T8">:</text:span> <text:span text:style-name="T12">0x4F63C</text:span></text:p>
            </text:list-item>
            <text:list-item>
              <text:p text:style-name="P15">Price<text:span text:style-name="T8">: </text:span><text:span text:style-name="T12">0x4F69C</text:span></text:p>
            </text:list-item>
            <text:list-item>
              <text:p text:style-name="P15">Check<text:span text:style-name="T8"> </text:span>for<text:span text:style-name="T8"> </text:span>item<text:span text:style-name="T8">: </text:span><text:span text:style-name="T12">0x4F63C</text:span></text:p>
            </text:list-item>
            <text:list-item>
              <text:p text:style-name="P15">Check<text:span text:style-name="T8"> </text:span>for<text:span text:style-name="T8"> </text:span>gold<text:span text:style-name="T8">: </text:span><text:span text:style-name="T12">0x4F5E8</text:span></text:p>
            </text:list-item>
          </text:list>
        </text:list-item>
      </text:list>
      <text:p text:style-name="Standard"/>
      <text:h text:style-name="P3" text:outline-level="3">Locations I still want to figure out</text:h>
      <text:p text:style-name="P5">- Mr cheese (several times)<text:line-break/>- port prospect herb seller<text:line-break/>- Farebury ring guy<text:line-break/>- dodgy dave prize<text:line-break/><text:soft-page-break/>- arena prize <text:line-break/>- egeus tablet medal<text:line-break/>- Alistair's armour<text:line-break/>- stella<text:line-break/>- cows and birds<text:line-break/>- Arcadia secret shop<text:line-break/>- lady's ring?<text:line-break/>- templar captain's ring<text:line-break/>- lord's bracer</text:p>
      <text:h text:style-name="P4" text:outline-level="3" text:is-list-header="true"><text:line-break/><text:span text:style-name="T3">Other stuff I want to check out</text:span></text:h>
      <text:p text:style-name="P5">- gigantini<text:line-break/>- Baccarat quest tokens<text:line-break/>- Baccarat squid token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22:10:10.372000000</meta:creation-date>
    <dc:date>2023-09-02T22:34:20.544000000</dc:date>
    <meta:editing-duration>PT24M9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26" meta:word-count="276" meta:character-count="1591" meta:non-whitespace-character-count="1353"/>
  </office:meta>
</office:document-meta>
</file>